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eabd" officeooo:paragraph-rsid="000ceabd"/>
    </style:style>
    <style:style style:name="P2" style:family="paragraph" style:parent-style-name="Header">
      <style:text-properties style:font-name="Arial" fo:font-size="10pt" fo:font-weight="normal" officeooo:rsid="000ceabd" officeooo:paragraph-rsid="00119fca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text-properties style:font-name="Arial" fo:font-size="10pt" fo:font-weight="normal" officeooo:rsid="00148efe" officeooo:paragraph-rsid="00148efe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style="normal" fo:font-weight="normal" officeooo:rsid="000ceabd" officeooo:paragraph-rsid="00119fc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text-properties style:font-name="Arial" fo:font-size="10pt" fo:font-style="normal" fo:font-weight="normal" officeooo:rsid="000ceabd" officeooo:paragraph-rsid="001c366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10pt" fo:font-style="normal" fo:font-weight="normal" officeooo:rsid="000ceabd" officeooo:paragraph-rsid="001d154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19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ested <text:span text:style-name="T1">segment </text:span>test</text:h>
      <text:p text:style-name="P1"/>
      <text:p text:style-name="P2"/>
      <text:p text:style-name="P3"/>
      <text:h text:style-name="Heading_20_2" text:outline-level="2">Engineering</text:h>
      <text:p text:style-name="P6">Alice<text:tab/>Senior Developer</text:p>
      <text:p text:style-name="P6">Bob<text:tab/>Junior Developer</text:p>
      <text:p text:style-name="P6"/>
      <text:p text:style-name="P5"/>
      <text:p text:style-name="P5"/>
      <text:p text:style-name="P3"/>
      <text:h text:style-name="Heading_20_2" text:outline-level="2">Marketing</text:h>
      <text:p text:style-name="P6">Charlie<text:tab/>Marketing Manager</text:p>
      <text:p text:style-name="P6">David<text:tab/>Content Strategist</text:p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2T23:00:06.965000000</dc:date>
    <meta:editing-cycles>21</meta:editing-cycles>
    <meta:editing-duration>PT18M10S</meta:editing-duration>
    <meta:document-statistic meta:table-count="0" meta:image-count="0" meta:object-count="0" meta:page-count="1" meta:paragraph-count="6" meta:word-count="25" meta:character-count="163" meta:non-whitespace-character-count="148"/>
    <meta:user-defined meta:name="Info 1"/>
    <meta:user-defined meta:name="Info 2"/>
    <meta:user-defined meta:name="Info 3"/>
    <meta:user-defined meta:name="Info 4"/>
  </office:meta>
</office:document-meta>
</file>